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Cach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Cache.putIfAbsent( Object key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Cache.evic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Cache.put( Object key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Cache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Cache.evictIfPresen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Cache.NoOpCach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OpCache.get( Object key , Callable &lt; T &gt; value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OpCach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Cache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Cache.getNativ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Cache.get( Object key , @ Nullable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